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543c9" officeooo:paragraph-rsid="000543c9"/>
    </style:style>
    <style:style style:name="P2" style:family="paragraph" style:parent-style-name="Standard">
      <style:paragraph-properties fo:text-align="center" style:justify-single-word="false"/>
      <style:text-properties style:font-name="Times New Roman" officeooo:rsid="000543c9" officeooo:paragraph-rsid="000543c9"/>
    </style:style>
    <style:style style:name="P3" style:family="paragraph" style:parent-style-name="Standard">
      <style:text-properties style:font-name="Times New Roman" officeooo:rsid="0006e104" officeooo:paragraph-rsid="0006e104"/>
    </style:style>
    <style:style style:name="P4" style:family="paragraph" style:parent-style-name="Standard">
      <style:text-properties style:font-name="Times New Roman" officeooo:rsid="00080df5" officeooo:paragraph-rsid="00080df5"/>
    </style:style>
    <style:style style:name="P5" style:family="paragraph" style:parent-style-name="Standard">
      <style:text-properties style:font-name="Times New Roman" officeooo:rsid="00091b2e" officeooo:paragraph-rsid="00091b2e"/>
    </style:style>
    <style:style style:name="P6" style:family="paragraph" style:parent-style-name="Standard">
      <style:text-properties style:font-name="Times New Roman" officeooo:rsid="000a5a7d" officeooo:paragraph-rsid="000a5a7d"/>
    </style:style>
    <style:style style:name="P7" style:family="paragraph" style:parent-style-name="Standard">
      <style:text-properties style:font-name="Times New Roman" officeooo:rsid="000f314c" officeooo:paragraph-rsid="000f314c"/>
    </style:style>
    <style:style style:name="P8" style:family="paragraph" style:parent-style-name="Standard">
      <style:paragraph-properties fo:text-align="center" style:justify-single-word="false"/>
      <style:text-properties style:font-name="Times New Roman" fo:font-size="14pt" fo:font-weight="bold" officeooo:rsid="000543c9" officeooo:paragraph-rsid="000f314c" style:font-size-asian="14pt" style:font-weight-asian="bold" style:font-size-complex="14pt" style:font-weight-complex="bold"/>
    </style:style>
    <style:style style:name="P9" style:family="paragraph" style:parent-style-name="Standard">
      <style:text-properties style:font-name="Times New Roman" fo:font-weight="bold" officeooo:rsid="000543c9" officeooo:paragraph-rsid="000543c9" style:font-weight-asian="bold" style:font-weight-complex="bold"/>
    </style:style>
    <style:style style:name="P10" style:family="paragraph" style:parent-style-name="Standard">
      <style:text-properties style:font-name="Times New Roman" officeooo:rsid="001b7e1f" officeooo:paragraph-rsid="001b7e1f"/>
    </style:style>
    <style:style style:name="P11" style:family="paragraph" style:parent-style-name="Standard">
      <style:text-properties style:font-name="Times New Roman" officeooo:rsid="0021b4d4" officeooo:paragraph-rsid="0021b4d4"/>
    </style:style>
    <style:style style:name="P12" style:family="paragraph" style:parent-style-name="Standard">
      <style:text-properties style:font-name="Times New Roman" officeooo:rsid="0023ae97" officeooo:paragraph-rsid="0023ae97"/>
    </style:style>
    <style:style style:name="P13" style:family="paragraph" style:parent-style-name="Text_20_body">
      <style:paragraph-properties fo:margin-top="0cm" fo:margin-bottom="0cm" loext:contextual-spacing="false"/>
      <style:text-properties style:font-name="Times New Roman" officeooo:paragraph-rsid="0015bc37"/>
    </style:style>
    <style:style style:name="P14" style:family="paragraph" style:parent-style-name="Standard">
      <style:text-properties style:font-name="Times New Roman" fo:font-weight="bold" officeooo:rsid="000543c9" officeooo:paragraph-rsid="000543c9" style:font-weight-asian="bold" style:font-weight-complex="bold"/>
    </style:style>
    <style:style style:name="P15" style:family="paragraph" style:parent-style-name="Standard">
      <style:text-properties style:font-name="Times New Roman" fo:font-weight="bold" officeooo:rsid="0006e104" officeooo:paragraph-rsid="000543c9" style:font-weight-asian="bold" style:font-weight-complex="bold"/>
    </style:style>
    <style:style style:name="P16" style:family="paragraph" style:parent-style-name="Text_20_body">
      <style:paragraph-properties fo:margin-top="0cm" fo:margin-bottom="0cm" loext:contextual-spacing="false"/>
      <style:text-properties style:font-name="Times New Roman" officeooo:rsid="000543c9" officeooo:paragraph-rsid="0015bc37"/>
    </style:style>
    <style:style style:name="P17" style:family="paragraph" style:parent-style-name="Text_20_body">
      <style:paragraph-properties fo:margin-top="0cm" fo:margin-bottom="0cm" loext:contextual-spacing="false"/>
      <style:text-properties style:font-name="Times New Roman" fo:font-style="italic" officeooo:paragraph-rsid="0015bc37" style:font-style-asian="italic" style:font-style-complex="italic"/>
    </style:style>
    <style:style style:name="T1" style:family="text">
      <style:text-properties officeooo:rsid="000543c9"/>
    </style:style>
    <style:style style:name="T2" style:family="text">
      <style:text-properties officeooo:rsid="0006e104"/>
    </style:style>
    <style:style style:name="T3" style:family="text">
      <style:text-properties officeooo:rsid="00080df5"/>
    </style:style>
    <style:style style:name="T4" style:family="text">
      <style:text-properties officeooo:rsid="000d700a"/>
    </style:style>
    <style:style style:name="T5" style:family="text">
      <style:text-properties fo:color="#000000" fo:font-size="12pt"/>
    </style:style>
    <style:style style:name="T6" style:family="text">
      <style:text-properties fo:color="#000000" fo:font-size="12pt" fo:background-color="#ffffff" loext:char-shading-value="0"/>
    </style:style>
    <style:style style:name="T7" style:family="text">
      <style:text-properties fo:color="#000000" fo:font-size="12pt" fo:background-color="#f5f5f5" loext:char-shading-value="0"/>
    </style:style>
    <style:style style:name="T8" style:family="text">
      <style:text-properties fo:color="#000000" fo:font-size="12pt" fo:font-style="italic" fo:background-color="#ffffff" loext:char-shading-value="0" style:font-style-asian="italic" style:font-style-complex="italic"/>
    </style:style>
    <style:style style:name="T9" style:family="text">
      <style:text-properties fo:color="#000000" fo:font-size="12pt" fo:font-style="italic" style:font-style-asian="italic" style:font-style-complex="italic"/>
    </style:style>
    <style:style style:name="T10" style:family="text">
      <style:text-properties officeooo:rsid="000f314c"/>
    </style:style>
    <style:style style:name="T11" style:family="text">
      <style:text-properties fo:font-weight="bold" style:font-weight-asian="bold" style:font-weight-complex="bold"/>
    </style:style>
    <style:style style:name="T12" style:family="text">
      <style:text-properties fo:font-weight="bold" officeooo:rsid="0006e104"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543c9" style:font-style-asian="italic" style:font-style-complex="italic"/>
    </style:style>
    <style:style style:name="T15" style:family="text">
      <style:text-properties fo:font-style="italic" officeooo:rsid="000d700a" style:font-style-asian="italic" style:font-style-complex="italic"/>
    </style:style>
    <style:style style:name="T16" style:family="text">
      <style:text-properties officeooo:rsid="001bba76"/>
    </style:style>
    <style:style style:name="T17" style:family="text">
      <style:text-properties officeooo:rsid="001e7109"/>
    </style:style>
    <style:style style:name="T18" style:family="text">
      <style:text-properties officeooo:rsid="001ffa8f"/>
    </style:style>
    <style:style style:name="T19" style:family="text">
      <style:text-properties officeooo:rsid="0021b4d4"/>
    </style:style>
    <style:style style:name="T20" style:family="text">
      <style:text-properties officeooo:rsid="0025066c"/>
    </style:style>
    <style:style style:name="T21" style:family="text">
      <style:text-properties officeooo:rsid="00258d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s Sockets Diurnes</text:p>
      <text:p text:style-name="P2"><text:tab/><text:tab/><text:tab/>Rapport FLOSS - <text:s/>nuit de l'info <text:span text:style-name="T10">2015</text:span></text:p>
      <text:p text:style-name="P1"/>
      <text:p text:style-name="P9"><text:tab/>Gouvernance</text:p>
      <text:p text:style-name="P1"/>
      <text:p text:style-name="P3">Les décisions sont prises en groupe, <text:span text:style-name="T3">en prenant en considération de le niveau moyen en développement de l'équipe. Les décisions les plus importantes ont été prises au commencement de la nuit (architecture générale du projet, contenu, visée et uml, choix des défis,…). Puis les décisions moindres ont été prises par les groupes de deux ou trois personnes concernés</text:span></text:p>
      <text:p text:style-name="P1"/>
      <text:p text:style-name="P9"><text:tab/>IP Man<text:span text:style-name="T3">a</text:span>gement</text:p>
      <text:p text:style-name="P1"/>
      <text:p text:style-name="P4">Bootstrap</text:p>
      <text:p text:style-name="P7">API Cdiscount : <text:span text:style-name="T20">En réponse au défi de Cdiscount. L'API permet de proposer aux utilisateurs du site différents éléments d'achat en lien avec les besoins des situations d'urgence. </text:span></text:p>
      <text:p text:style-name="P10">API GoogleMap : <text:span text:style-name="T21">Utilisée pour la géolocalisation des incidents. </text:span></text:p>
      <text:p text:style-name="P4"/>
      <text:p text:style-name="P9"><text:tab/>Architecture of Participation</text:p>
      <text:p text:style-name="P1"/>
      <text:p text:style-name="P4">Des réunions physiques autour d'un tableau blanc, pas à intervalle de temps régulier <text:span text:style-name="T16">mais en fonction de notre avancement. Nous essayons d'utiliser les bonnes pratiques de l'agilité, mais un peu personnalisées. En effet, le niveau de difficulté de chaque tâche est adapté à la personne qui le réalise. Des post-its sont utilisés pour noter les tâches à faire, en train d'être faites, et faites. </text:span></text:p>
      <text:p text:style-name="P4"/>
      <text:p text:style-name="P4">Pour gérer notre projet, nous utilisons un dépôt github <text:span text:style-name="T17">et l'environnement de développement Atom.</text:span></text:p>
      <text:p text:style-name="P4"/>
      <text:p text:style-name="P4">Promotion et animation <text:span text:style-name="T18">via twitter.</text:span></text:p>
      <text:p text:style-name="P1"/>
      <text:p text:style-name="P1"><text:tab/><text:span text:style-name="T11">Project/Plateform/Website</text:span></text:p>
      <text:p text:style-name="P9"/>
      <text:p text:style-name="P5"><text:span text:style-name="T19">Twitter : </text:span>https://twitter.com/SocketsDiurnes</text:p>
      <text:p text:style-name="P6"><text:span text:style-name="T19">Code source : </text:span>https://github.com/TrickyMemory/LSD.git</text:p>
      <text:p text:style-name="P11">Site : <text:a xlink:type="simple" xlink:href="http://nuit-info.insa-cvl.fr/lsd/" text:style-name="Internet_20_link" text:visited-style-name="Visited_20_Internet_20_Link">http://nuit-info.insa-cvl.fr/lsd/</text:a> (Cliquer sur « Notre Projet » dans la barre de menu pour accéder au site web). </text:p>
      <text:p text:style-name="P1"/>
      <text:p text:style-name="P1"><text:tab/><text:span text:style-name="T11">Quality</text:span></text:p>
      <text:p text:style-name="P1"/>
      <text:p text:style-name="P12">Tests IHM accomplis manuellement après la mise en ligne. </text:p>
      <text:p text:style-name="P1"/>
      <text:p text:style-name="P1"><text:tab/><text:span text:style-name="T11">Animation &amp; code base dev</text:span></text:p>
      <text:p text:style-name="P1"/>
      <text:p text:style-name="P1"/>
      <text:p text:style-name="P1"><text:span text:style-name="T2"><text:tab/></text:span><text:span text:style-name="T12">Bonus 2</text:span></text:p>
      <text:p text:style-name="P15"/>
      <text:p text:style-name="P13"><text:span text:style-name="T14">Qu'est ce qu'a fêté Inria en 2015 ?</text:span><text:span text:style-name="T1"> <text:s/></text:span></text:p>
      <text:p text:style-name="P16"><text:tab/><text:tab/>Ses 30 ans !</text:p>
      <text:p text:style-name="P17">Citer 3 langages de programmation issus d'Inria. </text:p>
      <text:p text:style-name="P13"><text:span text:style-name="T15"><text:tab/><text:tab/></text:span><text:span text:style-name="T4">Pharo. Ocaml. Gallina.</text:span></text:p>
      <text:p text:style-name="P17">Citer 3 logiciels libres Inria. <text:s/></text:p>
      <text:p text:style-name="P13"><text:span text:style-name="T15"><text:tab/><text:tab/></text:span><text:span text:style-name="T4">Alt ergo. Ocsigen. Cma-es.</text:span></text:p>
      <text:p text:style-name="P17">Citer 3 start-up issues d'Inria. </text:p>
      <text:p text:style-name="P13"><text:soft-page-break/><text:span text:style-name="T13"><text:tab/><text:tab/></text:span><text:span text:style-name="T6">OcamlPro. </text:span><text:span text:style-name="T7">IQSpot. Therapixel.</text:span></text:p>
      <text:p text:style-name="P17">Citer 3 noms de chercheurs Inria (passés ou actuels). </text:p>
      <text:p text:style-name="P13"><text:span text:style-name="T8"><text:tab/><text:tab/></text:span><text:span text:style-name="T6">Fabrice Le Fessant. </text:span><text:span text:style-name="T7">Didier Rémy. Frédéric Desprez.</text:span></text:p>
      <text:p text:style-name="P17">Citer 3 noms de chercheuses Inria (passés ou actuels). </text:p>
      <text:p text:style-name="P13"><text:span text:style-name="T8"><text:tab/><text:tab/></text:span><text:span text:style-name="T6">Véronique Cortier. </text:span><text:span text:style-name="T5">Marie Duflot-Kremer. Claudia Ignat.</text:span></text:p>
      <text:p text:style-name="P17">Citer 1 robot issu de la recherche Inria. <text:s text:c="2"/></text:p>
      <text:p text:style-name="P13"><text:span text:style-name="T9"><text:tab/><text:tab/></text:span><text:span text:style-name="T5">Pop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8:17:35.070000000</meta:creation-date>
    <dc:date>2015-12-04T05:19:20.169000000</dc:date>
    <meta:editing-duration>PT6H53M31S</meta:editing-duration>
    <meta:editing-cycles>25</meta:editing-cycles>
    <meta:generator>LibreOffice/5.0.3.2$Windows_x86 LibreOffice_project/e5f16313668ac592c1bfb310f4390624e3dbfb75</meta:generator>
    <meta:document-statistic meta:table-count="0" meta:image-count="0" meta:object-count="0" meta:page-count="2" meta:paragraph-count="34" meta:word-count="318" meta:character-count="2115" meta:non-whitespace-character-count="1790"/>
  </office:meta>
</office:document-meta>
</file>